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8600003E6E00001F6CC2675A3C.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font-name="Times New Roman1"/>
    </style:style>
    <style:style style:name="T2" style:family="text">
      <style:text-properties style:font-name="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ægt</text:h>
      <text:p text:style-name="Text_20_body">Arbejde med vægten blev opdelt i henholdsvis elektronisk del, STK500 kit del og C# del.</text:p>
      <text:p text:style-name="Text_20_body">Følgende vil de 3 dele blive beskrevet hver for sig. </text:p>
      <text:p text:style-name="Text_20_body"/>
      <text:h text:style-name="Heading_20_2" text:outline-level="2">Elektronisk del.</text:h>
      <text:p text:style-name="Text_20_body">Til at forstærke signalet fra vægten bruges et AD620 operationsforstærker. Det analoge signal bliver forstærket og sendt til en output, hvor den kan blive benhandlet. Forstærkeren bliver forsynet med et <text:span text:style-name="T1">±</text:span><text:span text:style-name="T2"> 5 volts og et fælles stel med STK kittet.</text:span></text:p>
      <text:p text:style-name="Text_20_body"><draw:frame draw:style-name="fr1" draw:name="grafik1" text:anchor-type="paragraph" svg:width="15.983cm" svg:height="8.043cm" draw:z-index="0"><draw:image xlink:href="Pictures/2000008600003E6E00001F6CC2675A3C.svm" xlink:type="simple" xlink:show="embed" xlink:actuate="onLoad"/></draw:frame></text:p>
      <text:h text:style-name="Heading_20_2" text:outline-level="2">STK500</text:h>
      <text:p text:style-name="Text_20_body">For at kunne konvertere fra den elektronisk analog signal til digitale værdier bruges et Atmega16. Outputtet fra AD620 læses fra kittet og konverteres om til et 10bits værdi, som sendes ud ved hjælp af UART'en.</text:p>
      <text:h text:style-name="Heading_20_2" text:outline-level="2">C#</text:h>
      <text:p text:style-name="Text_20_body">Designet for vægtinterfacet på C# siden benytter den indbyggede SerielPort klasse fra System.IO. Klassens funktioner er lige at gå til. Der blev brugt den samme baurate og databit, som i C delen. Klassen henter rå værdier fra 0-1023, som derefter konverteres om til vægt størrelsen.</text:p>
      <text:p text:style-name="Text_20_body"/>
      <text:h text:style-name="Heading_20_2" text:outline-level="2">Test</text:h>
      <text:p text:style-name="Text_20_body">Ved den samlede test kunne der ses et forskydning på 76gram. Dette blev rettet op i C# koden. Udførte test måling viste at vægten fungere efter hensigten med en usikkerhed på XX %</text:p>
      <text:p text:style-name="Text_20_body">Desuden viste testen at der var en minimal støjniveau.</text:p>
      <text:p text:style-name="Text_20_body"/>
      <text:h text:style-name="Heading_20_2" text:outline-level="2"><text:soft-page-break/>Forbedring</text:h>
      <text:p text:style-name="Text_20_body">For at kun løse forskydningen, kunne der havde været brugt en varierende modstand. </text:p>
      <text:p text:style-name="Text_20_body">Der kunne tænkes at bruge et CRC check for sending og modtagelse mellem RS232 kommunikation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ng Thanh Dao</meta:initial-creator>
    <meta:creation-date>2012-05-20T23:26:46.06</meta:creation-date>
    <dc:date>2012-05-30T14:29:31.73</dc:date>
    <meta:editing-duration>PT53M49S</meta:editing-duration>
    <meta:editing-cycles>133</meta:editing-cycles>
    <meta:generator>LibreOffice/3.5$Windows_x86 LibreOffice_project/dc9775d-05ecbee-0851ad3-1586698-727bf66</meta:generator>
    <meta:document-statistic meta:table-count="0" meta:image-count="1" meta:object-count="0" meta:page-count="2" meta:paragraph-count="15" meta:word-count="222" meta:character-count="1330" meta:non-whitespace-character-count="1121"/>
  </office:meta>
</office:document-meta>
</file>